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width="0.6cm" svg:stroke-color="#000080" draw:marker-start-width="1.1cm" draw:marker-end-width="1.1cm" draw:fill="none" draw:textarea-horizontal-align="center" draw:textarea-vertical-align="middle" fo:padding-top="0.425cm" fo:padding-bottom="0.425cm" fo:padding-left="0.55cm" fo:padding-right="0.55cm"/>
    </style:style>
    <style:style style:name="gr3" style:family="graphic" style:parent-style-name="standard">
      <style:graphic-properties draw:stroke="none" draw:fill="solid" draw:fill-color="#ccccff" draw:textarea-horizontal-align="center" draw:textarea-vertical-align="middle"/>
    </style:style>
    <style:style style:name="gr4" style:family="graphic" style:parent-style-name="standard">
      <style:graphic-properties draw:stroke="none" draw:fill="gradient" draw:fill-gradient-name="cg2-cg1-90" draw:textarea-horizontal-align="center" draw:textarea-vertical-align="middle"/>
    </style:style>
    <style:style style:name="gr5" style:family="graphic" style:parent-style-name="standard">
      <style:graphic-properties draw:stroke="none" draw:fill="gradient" draw:fill-color="#afd0ff" draw:fill-gradient-name="cg1-cg2-light-90" draw:textarea-horizontal-align="center" draw:textarea-vertical-align="middle"/>
    </style:style>
    <style:style style:name="gr6" style:family="graphic" style:parent-style-name="standard">
      <style:graphic-properties draw:stroke="solid" svg:stroke-width="0.2cm" svg:stroke-color="#000080" draw:marker-start-width="1.4cm" draw:marker-end-width="1.4cm" draw:fill="solid" draw:fill-color="#000080" draw:opacity="100%" draw:textarea-horizontal-align="center" draw:textarea-vertical-align="middle" fo:padding-top="0.525cm" fo:padding-bottom="0.525cm" fo:padding-left="0.65cm" fo:padding-right="0.65cm"/>
    </style:style>
    <style:style style:name="gr7" style:family="graphic" style:parent-style-name="standard" style:list-style-name="L1">
      <style:graphic-properties draw:stroke="solid" svg:stroke-width="0.2cm" svg:stroke-color="#000080" draw:marker-start-width="1.4cm" draw:marker-end-width="1.4cm" draw:fill-color="#000080" draw:fill-image-name="Bitmape_20_1" draw:textarea-horizontal-align="center" draw:textarea-vertical-align="middle" fo:padding-top="0.525cm" fo:padding-bottom="0.525cm" fo:padding-left="0.65cm" fo:padding-right="0.65cm" draw:shadow-offset-x="0.3cm" draw:shadow-offset-y="0.3cm" draw:shadow-color="#808080"/>
    </style:style>
    <style:style style:name="gr8" style:family="graphic" style:parent-style-name="standard">
      <style:graphic-properties draw:stroke="none" svg:stroke-width="0.2cm" svg:stroke-color="#000080" draw:marker-start-width="1.4cm" draw:marker-end-width="1.4cm" draw:fill="solid" draw:fill-color="#000080" draw:opacity="100%" draw:textarea-horizontal-align="center" draw:textarea-vertical-align="middle" fo:padding-top="0.525cm" fo:padding-bottom="0.525cm" fo:padding-left="0.65cm" fo:padding-right="0.65cm"/>
    </style:style>
    <style:style style:name="gr9" style:family="graphic" style:parent-style-name="standard" style:list-style-name="L1">
      <style:graphic-properties draw:stroke="solid" svg:stroke-width="0.2cm" svg:stroke-color="#000080" draw:marker-start-width="1.4cm" draw:marker-end-width="1.4cm" draw:fill-color="#000080" draw:fill-image-name="Bitmape_20_1" draw:textarea-horizontal-align="center" draw:textarea-vertical-align="middle" fo:padding-top="0.525cm" fo:padding-bottom="0.525cm" fo:padding-left="0.65cm" fo:padding-right="0.65cm" draw:shadow-offset-x="0.3cm" draw:shadow-offset-y="0.3cm" draw:shadow-color="#808080"/>
    </style:style>
    <style:style style:name="gr10" style:family="graphic" style:parent-style-name="standard">
      <style:graphic-properties draw:stroke="solid" svg:stroke-width="0.1cm" svg:stroke-color="#000080" draw:marker-start-width="1.25cm" draw:marker-end-width="1.25cm" draw:fill="solid" draw:fill-color="#000080" draw:opacity="100%" draw:textarea-horizontal-align="center" draw:textarea-vertical-align="middle" fo:padding-top="0.475cm" fo:padding-bottom="0.475cm" fo:padding-left="0.6cm" fo:padding-right="0.6cm"/>
    </style:style>
    <style:style style:name="gr11" style:family="graphic" style:parent-style-name="standard" style:list-style-name="L1">
      <style:graphic-properties draw:stroke="solid" svg:stroke-width="0.2cm" svg:stroke-color="#000080" draw:marker-start-width="1.4cm" draw:marker-end-width="1.4cm" draw:fill-color="#000080" draw:fill-image-name="Bitmape_20_1" draw:textarea-horizontal-align="center" draw:textarea-vertical-align="middle" fo:padding-top="0.525cm" fo:padding-bottom="0.525cm" fo:padding-left="0.65cm" fo:padding-right="0.65cm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5cm" svg:height="18.5cm" svg:x="1cm" svg:y="1cm">
          <text:p/>
        </draw:rect>
        <draw:g>
          <draw:path draw:style-name="gr2" draw:text-style-name="P1" draw:layer="layout" svg:width="14.093cm" svg:height="7.382cm" draw:transform="rotate (-1.56398954271301) translate (9.8938125770447cm 3.34191822788784cm)" svg:viewBox="0 0 14094 7383" svg:d="m0-19742c2717 3402 1480 2015 3952 4914 3291 115 6374 187 9872 347 737 1382-271 2122-271 2122">
            <text:p/>
          </draw:path>
          <draw:path draw:style-name="gr2" draw:text-style-name="P1" draw:layer="layout" svg:width="14.093cm" svg:height="7.381cm" draw:transform="rotate (-1.56398954271301) translate (12.6938002522329cm 3.35022598293784cm)" svg:viewBox="0 0 14094 7382" svg:d="m0-25341c2717 3401 1480 2014 3952 4913 3291 116 6374 188 9872 347 737 1382-271 2122-271 2122">
            <text:p/>
          </draw:path>
          <draw:path draw:style-name="gr2" draw:text-style-name="P1" draw:layer="layout" svg:width="14.093cm" svg:height="7.382cm" draw:transform="rotate (-1.56398954271301) translate (15.5937874872493cm 3.35883044352535cm)" svg:viewBox="0 0 14094 7383" svg:d="m0-31141c2717 3402 1480 2014 3952 4914 3291 115 6374 187 9872 346 737 1383-271 2123-271 2123">
            <text:p/>
          </draw:path>
          <draw:path draw:style-name="gr2" draw:text-style-name="P1" draw:layer="layout" svg:width="14.093cm" svg:height="7.382cm" draw:transform="rotate (-1.56398954271301) translate (18.3937751624376cm 3.36713819857535cm)" svg:viewBox="0 0 14094 7383" svg:d="m0-36741c2717 3402 1480 2015 3952 4914 3291 115 6374 187 9872 347 737 1382-271 2122-271 2122">
            <text:p/>
          </draw:path>
          <draw:path draw:style-name="gr2" draw:text-style-name="P1" draw:layer="layout" svg:width="13.823cm" svg:height="5.259cm" draw:transform="rotate (-1.56398954271301) translate (6.99382534202831cm 3.33331376730034cm)" svg:viewBox="0 0 13824 5260" svg:d="m0-13942c2717 3402 1480 2015 3952 4914 3291 115 6374 187 9872 346">
            <text:p/>
          </draw:path>
          <draw:path draw:style-name="gr2" draw:text-style-name="P1" draw:layer="layout" svg:width="13.823cm" svg:height="5.26cm" draw:transform="rotate (1.56782926706621) translate (13.3681400538707cm 17.0515292349027cm)" svg:viewBox="0 0 13824 5261" svg:d="m0 26837c2717 3402 1480 2015 3952 4914 3291 115 6374 188 9872 347">
            <text:p/>
          </draw:path>
        </draw:g>
      </draw:page>
      <draw:page draw:name="page2" draw:style-name="dp1" draw:master-page-name="Standard">
        <draw:path draw:style-name="gr3" draw:text-style-name="P1" draw:layer="layout" svg:width="7.869cm" svg:height="4.618cm" svg:x="10.225cm" svg:y="3.284cm" svg:viewBox="0 0 7870 4619" svg:d="m0 4471c1702-1490 3405-2981 5107-4471 665 329 1629 424 2763 27-1682 1531-3364 3061-5046 4592-941-49-1883-99-2824-148z">
          <text:p/>
        </draw:path>
        <draw:path draw:style-name="gr3" draw:text-style-name="P1" draw:layer="layout" svg:width="7.869cm" svg:height="4.618cm" svg:x="7.425cm" svg:y="3.283cm" svg:viewBox="0 0 7870 4619" svg:d="m0 4471c1702-1490 3405-2981 5107-4471 665 329 1629 424 2763 27-1682 1531-3364 3061-5046 4592-941-49-1883-99-2824-148z">
          <text:p/>
        </draw:path>
        <draw:path draw:style-name="gr3" draw:text-style-name="P1" draw:layer="layout" svg:width="7.869cm" svg:height="4.618cm" svg:x="4.525cm" svg:y="3.282cm" svg:viewBox="0 0 7870 4619" svg:d="m0 4471c1702-1490 3405-2981 5107-4471 665 329 1629 424 2763 27-1682 1531-3364 3061-5046 4592-941-49-1883-99-2824-148z">
          <text:p/>
        </draw:path>
        <draw:polygon draw:style-name="gr4" draw:text-style-name="P1" draw:layer="layout" svg:width="5.359cm" svg:height="14.193cm" svg:x="13.176cm" svg:y="3.083cm" svg:viewBox="0 0 5360 14194" draw:points="0,14194 237,4247 4970,0 5360,33 5292,9908">
          <text:p/>
        </draw:polygon>
        <draw:path draw:style-name="gr3" draw:text-style-name="P1" draw:layer="layout" svg:width="7.869cm" svg:height="4.618cm" svg:x="1.825cm" svg:y="3.281cm" svg:viewBox="0 0 7870 4619" svg:d="m0 4471c1702-1490 3405-2981 5107-4471 665 329 1629 424 2763 27-1682 1531-3364 3061-5046 4592-941-49-1883-99-2824-148z">
          <text:p/>
        </draw:path>
        <draw:path draw:style-name="gr5" draw:text-style-name="P1" draw:layer="layout" svg:width="2.7cm" svg:height="10.144cm" svg:x="10.408cm" svg:y="7.251cm" svg:viewBox="0 0 2701 10145" svg:d="m5 9499c-18-3016 18-6483 0-9499 899 371 1508 874 2696 70-79 3228-24 6836-103 10064-1032 53-1826-79-2593-635z">
          <text:p/>
        </draw:path>
        <draw:path draw:style-name="gr5" draw:text-style-name="P1" draw:layer="layout" svg:width="2.7cm" svg:height="10.144cm" svg:x="7.707cm" svg:y="7.25cm" svg:viewBox="0 0 2701 10145" svg:d="m5 9499c-18-3016 18-6483 0-9499 899 371 1508 874 2696 70-79 3228-24 6836-103 10064-1032 53-1826-79-2593-635z">
          <text:p/>
        </draw:path>
        <draw:path draw:style-name="gr5" draw:text-style-name="P1" draw:layer="layout" svg:width="2.7cm" svg:height="10.144cm" svg:x="4.807cm" svg:y="7.25cm" svg:viewBox="0 0 2701 10145" svg:d="m5 9499c-18-3016 18-6483 0-9499 899 371 1508 874 2696 70-79 3228-24 6836-103 10064-1032 53-1826-79-2593-635z">
          <text:p/>
        </draw:path>
        <draw:path draw:style-name="gr5" draw:text-style-name="P1" draw:layer="layout" svg:width="2.7cm" svg:height="10.144cm" svg:x="2.006cm" svg:y="7.249cm" svg:viewBox="0 0 2701 10145" svg:d="m5 9499c-18-3016 18-6483 0-9499 899 371 1508 874 2696 70-79 3228-24 6836-103 10064-1032 53-1826-79-2593-635z">
          <text:p/>
        </draw:path>
        <draw:rect draw:style-name="gr1" draw:text-style-name="P1" draw:layer="layout" svg:width="18.5cm" svg:height="18.5cm" svg:x="1cm" svg:y="1cm">
          <text:p/>
        </draw:rect>
        <draw:path draw:style-name="gr6" draw:text-style-name="P1" draw:layer="layout" svg:width="7.374cm" svg:height="14.577cm" svg:x="2.625cm" svg:y="3.109cm" svg:viewBox="0 0 7375 14578" svg:d="m7375 16c-424 343-4556 4221-4697 4343-90 3243-142 6291-276 9745-4 108-67 203-156 252-217 118-1121 535-2246-215l14-602c611 352 1361 602 1796 367 130-3427 181-6460 272-9696 3-87 42-165 104-219 180-155 4472-3649 4894-3991z">
          <text:p/>
        </draw:path>
        <draw:path draw:style-name="gr7" draw:text-style-name="P2" draw:layer="layout" svg:width="5.215cm" svg:height="14.169cm" svg:x="13.555cm" svg:y="3.116cm" svg:viewBox="0 0 5216 14170" svg:d="m57 13420c427-339 4245-3445 4387-3565 275-3217 370-6404 537-9855h235c-21 3516-21 6656-177 10009-4 87-44 165-106 218-182 154-4508 3606-4933 3943z">
          <text:p/>
        </draw:path>
        <draw:path draw:style-name="gr6" draw:text-style-name="P1" draw:layer="layout" svg:width="7.374cm" svg:height="14.577cm" svg:x="5.426cm" svg:y="3.109cm" svg:viewBox="0 0 7375 14578" svg:d="m7375 16c-424 343-4556 4221-4697 4343-90 3243-142 6291-276 9745-4 108-67 203-156 252-217 118-1121 535-2246-215l14-602c611 352 1361 602 1796 367 130-3427 181-6460 272-9696 3-87 42-165 104-219 180-155 4472-3649 4894-3991z">
          <text:p/>
        </draw:path>
        <draw:path draw:style-name="gr6" draw:text-style-name="P1" draw:layer="layout" svg:width="5.548cm" svg:height="13.831cm" svg:x="1.576cm" svg:y="3.141cm" svg:viewBox="0 0 5549 13832" svg:d="m5549 16c-424 343-4556 4221-4697 4343-90 3243-141 6019-275 9473-313-132-512-177-577-396 130-3427 165-5990 256-9226 3-87 42-165 104-219 180-155 4472-3649 4894-3991z">
          <text:p/>
        </draw:path>
        <draw:path draw:style-name="gr6" draw:text-style-name="P1" draw:layer="layout" svg:width="7.374cm" svg:height="14.577cm" svg:x="8.262cm" svg:y="3.109cm" svg:viewBox="0 0 7375 14578" svg:d="m7375 16c-424 343-4556 4221-4697 4343-90 3243-142 6291-276 9745-4 108-67 203-156 252-217 118-1121 535-2246-215l14-602c611 352 1361 602 1796 367 130-3427 181-6460 272-9696 3-87 42-165 104-219 180-155 4472-3649 4894-3991z">
          <text:p/>
        </draw:path>
        <draw:path draw:style-name="gr6" draw:text-style-name="P1" draw:layer="layout" svg:width="7.374cm" svg:height="14.577cm" svg:x="11.066cm" svg:y="3.083cm" svg:viewBox="0 0 7375 14578" svg:d="m7375 16c-424 343-4556 4221-4697 4343-90 3243-142 6291-276 9745-4 108-67 203-156 252-217 118-1121 535-2246-215l14-602c611 352 1361 602 1796 367 130-3427 181-6460 272-9696 3-87 42-165 104-219 180-155 4472-3649 4894-3991z">
          <text:p/>
        </draw:path>
        <draw:path draw:style-name="gr8" draw:text-style-name="P1" draw:layer="layout" svg:width="1.726cm" svg:height="1.038cm" svg:x="20.895cm" svg:y="13.107cm" svg:viewBox="0 0 1727 1039" svg:d="m1727 1000c-416 83-1029 67-1727-398l14-602c574 331 1270 571 1713 405z">
          <text:p/>
        </draw:path>
      </draw:page>
      <draw:page draw:name="page3" draw:style-name="dp1" draw:master-page-name="Standard">
        <draw:path draw:style-name="gr3" draw:text-style-name="P1" draw:layer="layout" svg:width="7.869cm" svg:height="4.618cm" svg:x="10.225cm" svg:y="3.284cm" svg:viewBox="0 0 7870 4619" svg:d="m0 4471c1702-1490 3405-2981 5107-4471 665 329 1629 424 2763 27-1682 1531-3364 3061-5046 4592-941-49-1883-99-2824-148z">
          <text:p/>
        </draw:path>
        <draw:path draw:style-name="gr3" draw:text-style-name="P1" draw:layer="layout" svg:width="7.869cm" svg:height="4.618cm" svg:x="7.425cm" svg:y="3.283cm" svg:viewBox="0 0 7870 4619" svg:d="m0 4471c1702-1490 3405-2981 5107-4471 665 329 1629 424 2763 27-1682 1531-3364 3061-5046 4592-941-49-1883-99-2824-148z">
          <text:p/>
        </draw:path>
        <draw:path draw:style-name="gr3" draw:text-style-name="P1" draw:layer="layout" svg:width="7.869cm" svg:height="4.618cm" svg:x="4.525cm" svg:y="3.282cm" svg:viewBox="0 0 7870 4619" svg:d="m0 4471c1702-1490 3405-2981 5107-4471 665 329 1629 424 2763 27-1682 1531-3364 3061-5046 4592-941-49-1883-99-2824-148z">
          <text:p/>
        </draw:path>
        <draw:polygon draw:style-name="gr4" draw:text-style-name="P1" draw:layer="layout" svg:width="5.359cm" svg:height="14.193cm" svg:x="13.176cm" svg:y="3.083cm" svg:viewBox="0 0 5360 14194" draw:points="0,14194 237,4247 4970,0 5360,33 5292,9908">
          <text:p/>
        </draw:polygon>
        <draw:path draw:style-name="gr3" draw:text-style-name="P1" draw:layer="layout" svg:width="7.869cm" svg:height="4.618cm" svg:x="1.825cm" svg:y="3.281cm" svg:viewBox="0 0 7870 4619" svg:d="m0 4471c1702-1490 3405-2981 5107-4471 665 329 1629 424 2763 27-1682 1531-3364 3061-5046 4592-941-49-1883-99-2824-148z">
          <text:p/>
        </draw:path>
        <draw:path draw:style-name="gr5" draw:text-style-name="P1" draw:layer="layout" svg:width="2.7cm" svg:height="10.144cm" svg:x="10.408cm" svg:y="7.251cm" svg:viewBox="0 0 2701 10145" svg:d="m5 9499c-18-3016 18-6483 0-9499 899 371 1508 874 2696 70-79 3228-24 6836-103 10064-1032 53-1826-79-2593-635z">
          <text:p/>
        </draw:path>
        <draw:path draw:style-name="gr5" draw:text-style-name="P1" draw:layer="layout" svg:width="2.7cm" svg:height="10.144cm" svg:x="7.707cm" svg:y="7.25cm" svg:viewBox="0 0 2701 10145" svg:d="m5 9499c-18-3016 18-6483 0-9499 899 371 1508 874 2696 70-79 3228-24 6836-103 10064-1032 53-1826-79-2593-635z">
          <text:p/>
        </draw:path>
        <draw:path draw:style-name="gr5" draw:text-style-name="P1" draw:layer="layout" svg:width="2.7cm" svg:height="10.144cm" svg:x="4.807cm" svg:y="7.25cm" svg:viewBox="0 0 2701 10145" svg:d="m5 9499c-18-3016 18-6483 0-9499 899 371 1508 874 2696 70-79 3228-24 6836-103 10064-1032 53-1826-79-2593-635z">
          <text:p/>
        </draw:path>
        <draw:path draw:style-name="gr5" draw:text-style-name="P1" draw:layer="layout" svg:width="2.7cm" svg:height="10.144cm" svg:x="2.006cm" svg:y="7.249cm" svg:viewBox="0 0 2701 10145" svg:d="m5 9499c-18-3016 18-6483 0-9499 899 371 1508 874 2696 70-79 3228-24 6836-103 10064-1032 53-1826-79-2593-635z">
          <text:p/>
        </draw:path>
        <draw:rect draw:style-name="gr1" draw:text-style-name="P1" draw:layer="layout" svg:width="18.5cm" svg:height="18.5cm" svg:x="1cm" svg:y="1cm">
          <text:p/>
        </draw:rect>
        <draw:path draw:style-name="gr6" draw:text-style-name="P1" draw:layer="layout" svg:width="7.374cm" svg:height="14.577cm" svg:x="2.625cm" svg:y="3.109cm" svg:viewBox="0 0 7375 14578" svg:d="m7375 16c-424 343-4556 4221-4697 4343-90 3243-142 6291-276 9745-4 108-67 203-156 252-217 118-1121 535-2246-215l14-602c611 352 1361 602 1796 367 130-3427 181-6460 272-9696 3-87 42-165 104-219 180-155 4472-3649 4894-3991z">
          <text:p/>
        </draw:path>
        <draw:path draw:style-name="gr9" draw:text-style-name="P2" draw:layer="layout" svg:width="5.215cm" svg:height="14.169cm" svg:x="13.555cm" svg:y="3.116cm" svg:viewBox="0 0 5216 14170" svg:d="m57 13420c427-339 4245-3445 4387-3565 275-3217 370-6404 537-9855h235c-21 3516-21 6656-177 10009-4 87-44 165-106 218-182 154-4508 3606-4933 3943z">
          <text:p/>
        </draw:path>
        <draw:path draw:style-name="gr6" draw:text-style-name="P1" draw:layer="layout" svg:width="7.374cm" svg:height="14.577cm" svg:x="5.426cm" svg:y="3.109cm" svg:viewBox="0 0 7375 14578" svg:d="m7375 16c-424 343-4556 4221-4697 4343-90 3243-142 6291-276 9745-4 108-67 203-156 252-217 118-1121 535-2246-215l14-602c611 352 1361 602 1796 367 130-3427 181-6460 272-9696 3-87 42-165 104-219 180-155 4472-3649 4894-3991z">
          <text:p/>
        </draw:path>
        <draw:path draw:style-name="gr6" draw:text-style-name="P1" draw:layer="layout" svg:width="5.548cm" svg:height="13.831cm" svg:x="1.576cm" svg:y="3.141cm" svg:viewBox="0 0 5549 13832" svg:d="m5549 16c-424 343-4556 4221-4697 4343-90 3243-141 6019-275 9473-313-132-512-177-577-396 130-3427 165-5990 256-9226 3-87 42-165 104-219 180-155 4472-3649 4894-3991z">
          <text:p/>
        </draw:path>
        <draw:path draw:style-name="gr6" draw:text-style-name="P1" draw:layer="layout" svg:width="7.374cm" svg:height="14.577cm" svg:x="8.262cm" svg:y="3.109cm" svg:viewBox="0 0 7375 14578" svg:d="m7375 16c-424 343-4556 4221-4697 4343-90 3243-142 6291-276 9745-4 108-67 203-156 252-217 118-1121 535-2246-215l14-602c611 352 1361 602 1796 367 130-3427 181-6460 272-9696 3-87 42-165 104-219 180-155 4472-3649 4894-3991z">
          <text:p/>
        </draw:path>
        <draw:path draw:style-name="gr6" draw:text-style-name="P1" draw:layer="layout" svg:width="7.374cm" svg:height="14.577cm" svg:x="11.066cm" svg:y="3.083cm" svg:viewBox="0 0 7375 14578" svg:d="m7375 16c-424 343-4556 4221-4697 4343-90 3243-142 6291-276 9745-4 108-67 203-156 252-217 118-1121 535-2246-215l14-602c611 352 1361 602 1796 367 130-3427 181-6460 272-9696 3-87 42-165 104-219 180-155 4472-3649 4894-3991z">
          <text:p/>
        </draw:path>
        <draw:path draw:style-name="gr10" draw:text-style-name="P1" draw:layer="layout" svg:width="1.726cm" svg:height="1.038cm" svg:x="10.953cm" svg:y="7.077cm" svg:viewBox="0 0 1727 1039" svg:d="m1727 1000c-416 83-1029 67-1727-398l14-602c574 331 1270 571 1713 405z">
          <text:p/>
        </draw:path>
        <draw:path draw:style-name="gr10" draw:text-style-name="P1" draw:layer="layout" svg:width="1.726cm" svg:height="1.038cm" svg:x="8.154cm" svg:y="7.077cm" svg:viewBox="0 0 1727 1039" svg:d="m1727 1000c-416 83-1029 67-1727-398l14-602c574 331 1270 571 1713 405z">
          <text:p/>
        </draw:path>
        <draw:path draw:style-name="gr10" draw:text-style-name="P1" draw:layer="layout" svg:width="1.726cm" svg:height="1.038cm" svg:x="5.354cm" svg:y="7.077cm" svg:viewBox="0 0 1727 1039" svg:d="m1727 1000c-416 83-1029 67-1727-398l14-602c574 331 1270 571 1713 405z">
          <text:p/>
        </draw:path>
        <draw:path draw:style-name="gr10" draw:text-style-name="P1" draw:layer="layout" svg:width="1.726cm" svg:height="1.038cm" svg:x="2.454cm" svg:y="7.077cm" svg:viewBox="0 0 1727 1039" svg:d="m1727 1000c-416 83-1029 67-1727-398l14-602c574 331 1270 571 1713 405z">
          <text:p/>
        </draw:path>
      </draw:page>
      <draw:page draw:name="page4" draw:style-name="dp1" draw:master-page-name="Standard">
        <draw:path draw:style-name="gr3" draw:text-style-name="P1" draw:layer="layout" svg:width="7.869cm" svg:height="4.618cm" svg:x="10.225cm" svg:y="3.284cm" svg:viewBox="0 0 7870 4619" svg:d="m0 4471c1702-1490 3405-2981 5107-4471 665 329 1629 424 2763 27-1682 1531-3364 3061-5046 4592-941-49-1883-99-2824-148z">
          <text:p/>
        </draw:path>
        <draw:path draw:style-name="gr3" draw:text-style-name="P1" draw:layer="layout" svg:width="7.869cm" svg:height="4.618cm" svg:x="7.425cm" svg:y="3.283cm" svg:viewBox="0 0 7870 4619" svg:d="m0 4471c1702-1490 3405-2981 5107-4471 665 329 1629 424 2763 27-1682 1531-3364 3061-5046 4592-941-49-1883-99-2824-148z">
          <text:p/>
        </draw:path>
        <draw:path draw:style-name="gr3" draw:text-style-name="P1" draw:layer="layout" svg:width="7.869cm" svg:height="4.618cm" svg:x="4.525cm" svg:y="3.282cm" svg:viewBox="0 0 7870 4619" svg:d="m0 4471c1702-1490 3405-2981 5107-4471 665 329 1629 424 2763 27-1682 1531-3364 3061-5046 4592-941-49-1883-99-2824-148z">
          <text:p/>
        </draw:path>
        <draw:polygon draw:style-name="gr4" draw:text-style-name="P1" draw:layer="layout" svg:width="5.359cm" svg:height="14.193cm" svg:x="13.176cm" svg:y="3.083cm" svg:viewBox="0 0 5360 14194" draw:points="0,14194 237,4247 4970,0 5360,33 5292,9908">
          <text:p/>
        </draw:polygon>
        <draw:path draw:style-name="gr3" draw:text-style-name="P1" draw:layer="layout" svg:width="7.869cm" svg:height="4.618cm" svg:x="1.825cm" svg:y="3.281cm" svg:viewBox="0 0 7870 4619" svg:d="m0 4471c1702-1490 3405-2981 5107-4471 665 329 1629 424 2763 27-1682 1531-3364 3061-5046 4592-941-49-1883-99-2824-148z">
          <text:p/>
        </draw:path>
        <draw:path draw:style-name="gr5" draw:text-style-name="P1" draw:layer="layout" svg:width="2.7cm" svg:height="10.144cm" svg:x="10.408cm" svg:y="7.251cm" svg:viewBox="0 0 2701 10145" svg:d="m5 9499c-18-3016 18-6483 0-9499 899 371 1508 874 2696 70-79 3228-24 6836-103 10064-1032 53-1826-79-2593-635z">
          <text:p/>
        </draw:path>
        <draw:path draw:style-name="gr5" draw:text-style-name="P1" draw:layer="layout" svg:width="2.7cm" svg:height="10.144cm" svg:x="7.707cm" svg:y="7.25cm" svg:viewBox="0 0 2701 10145" svg:d="m5 9499c-18-3016 18-6483 0-9499 899 371 1508 874 2696 70-79 3228-24 6836-103 10064-1032 53-1826-79-2593-635z">
          <text:p/>
        </draw:path>
        <draw:path draw:style-name="gr5" draw:text-style-name="P1" draw:layer="layout" svg:width="2.7cm" svg:height="10.144cm" svg:x="4.807cm" svg:y="7.25cm" svg:viewBox="0 0 2701 10145" svg:d="m5 9499c-18-3016 18-6483 0-9499 899 371 1508 874 2696 70-79 3228-24 6836-103 10064-1032 53-1826-79-2593-635z">
          <text:p/>
        </draw:path>
        <draw:path draw:style-name="gr5" draw:text-style-name="P1" draw:layer="layout" svg:width="2.7cm" svg:height="10.144cm" svg:x="2.006cm" svg:y="7.249cm" svg:viewBox="0 0 2701 10145" svg:d="m5 9499c-18-3016 18-6483 0-9499 899 371 1508 874 2696 70-79 3228-24 6836-103 10064-1032 53-1826-79-2593-635z">
          <text:p/>
        </draw:path>
        <draw:rect draw:style-name="gr1" draw:text-style-name="P1" draw:layer="layout" svg:width="18.5cm" svg:height="18.5cm" svg:x="1cm" svg:y="1cm">
          <text:p/>
        </draw:rect>
        <draw:path draw:style-name="gr6" draw:text-style-name="P1" draw:layer="layout" svg:width="7.382cm" svg:height="14.504cm" svg:x="2.617cm" svg:y="3.109cm" svg:viewBox="0 0 7383 14505" svg:d="m7383 16c-424 343-4556 4221-4697 4343-90 3243-142 6291-276 9745-4 108-67 203-156 252-217 118-1129 395-2254-355v0c611 352 1383 140 1818-95 130-3427 181-6460 272-9696 3-87 42-165 104-219 180-155 4472-3649 4894-3991z">
          <text:p/>
        </draw:path>
        <draw:path draw:style-name="gr11" draw:text-style-name="P2" draw:layer="layout" svg:width="5.236cm" svg:height="14.248cm" svg:x="13.411cm" svg:y="3.116cm" svg:viewBox="0 0 5237 14249" svg:d="m111 13720c427-339 4804-3725 4946-3845 275-3217-99-6424 68-9875v0c-21 3516 214 6656 58 10009-4 87-44 165-106 218-182 154-4652 3685-5077 4022z">
          <text:p/>
        </draw:path>
        <draw:path draw:style-name="gr6" draw:text-style-name="P1" draw:layer="layout" svg:width="5.332cm" svg:height="13.747cm" svg:x="1.792cm" svg:y="3.141cm" svg:viewBox="0 0 5333 13748" svg:d="m5333 16c-424 343-4556 4221-4697 4343-90 3243-133 5935-267 9389-313-132-327-156-342-435 16-3390-78-5867 13-9103 3-87 42-165 104-219 180-155 4472-3649 4894-3991z">
          <text:p/>
        </draw:path>
        <draw:path draw:style-name="gr10" draw:text-style-name="P1" draw:layer="layout" svg:width="1.755cm" svg:height="0.822cm" svg:x="2.454cm" svg:y="7.077cm" svg:viewBox="0 0 1756 823" svg:d="m1756 584c-416 83-1058 483-1756 18l14-602c574 331 1270 571 1713 405z">
          <text:p/>
        </draw:path>
        <draw:path draw:style-name="gr10" draw:text-style-name="P1" draw:layer="layout" svg:width="1.755cm" svg:height="0.822cm" svg:x="5.368cm" svg:y="7.077cm" svg:viewBox="0 0 1756 823" svg:d="m1756 584c-416 83-1058 483-1756 18l14-602c574 331 1270 571 1713 405z">
          <text:p/>
        </draw:path>
        <draw:path draw:style-name="gr10" draw:text-style-name="P1" draw:layer="layout" svg:width="1.755cm" svg:height="0.822cm" svg:x="8.168cm" svg:y="7.077cm" svg:viewBox="0 0 1756 823" svg:d="m1756 584c-416 83-1058 483-1756 18l14-602c574 331 1270 571 1713 405z">
          <text:p/>
        </draw:path>
        <draw:path draw:style-name="gr10" draw:text-style-name="P1" draw:layer="layout" svg:width="1.755cm" svg:height="0.822cm" svg:x="10.967cm" svg:y="7.077cm" svg:viewBox="0 0 1756 823" svg:d="m1756 584c-416 83-1058 483-1756 18l14-602c574 331 1270 571 1713 405z">
          <text:p/>
        </draw:path>
        <draw:path draw:style-name="gr6" draw:text-style-name="P1" draw:layer="layout" svg:width="7.382cm" svg:height="14.504cm" svg:x="5.418cm" svg:y="3.125cm" svg:viewBox="0 0 7383 14505" svg:d="m7383 16c-424 343-4556 4221-4697 4343-90 3243-142 6291-276 9745-4 108-67 203-156 252-217 118-1129 395-2254-355v0c611 352 1383 140 1818-95 130-3427 181-6460 272-9696 3-87 42-165 104-219 180-155 4472-3649 4894-3991z">
          <text:p/>
        </draw:path>
        <draw:path draw:style-name="gr6" draw:text-style-name="P1" draw:layer="layout" svg:width="7.382cm" svg:height="14.504cm" svg:x="8.254cm" svg:y="3.125cm" svg:viewBox="0 0 7383 14505" svg:d="m7383 16c-424 343-4556 4221-4697 4343-90 3243-142 6291-276 9745-4 108-67 203-156 252-217 118-1129 395-2254-355v0c611 352 1383 140 1818-95 130-3427 181-6460 272-9696 3-87 42-165 104-219 180-155 4472-3649 4894-3991z">
          <text:p/>
        </draw:path>
        <draw:path draw:style-name="gr6" draw:text-style-name="P1" draw:layer="layout" svg:width="7.382cm" svg:height="14.504cm" svg:x="11.058cm" svg:y="3.099cm" svg:viewBox="0 0 7383 14505" svg:d="m7383 16c-424 343-4556 4221-4697 4343-90 3243-142 6291-276 9745-4 108-67 203-156 252-217 118-1129 395-2254-355v0c611 352 1383 140 1818-95 130-3427 181-6460 272-9696 3-87 42-165 104-219 180-155 4472-3649 4894-399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cg1-cg2-light-90" draw:style="linear" draw:start-color="#0b569b" draw:end-color="#a7c2c9" draw:start-intensity="100%" draw:end-intensity="100%" draw:angle="900" draw:border="0%"/>
    <draw:gradient draw:name="cg2-cg1-90" draw:style="linear" draw:start-color="#a7c2c9" draw:end-color="#0b569b" draw:start-intensity="100%" draw:end-intensity="100%" draw:angle="900" draw:border="0%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rd Neugebauer</meta:initial-creator>
    <meta:creation-date>2010-10-22T14:43:00.91</meta:creation-date>
    <dc:date>2010-11-13T21:19:33.48</dc:date>
    <dc:creator>Gerd Neugebauer</dc:creator>
    <meta:editing-duration>PT01H02M01S</meta:editing-duration>
    <meta:editing-cycles>5</meta:editing-cycles>
    <meta:generator>OpenOffice.org/3.2$Win32 OpenOffice.org_project/320m12$Build-9483</meta:generator>
    <meta:document-statistic meta:object-count="65"/>
  </office:meta>
</office:document-meta>
</file>